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33-3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TCHMAN AND THE WALL (33:1-3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ATCHMAN AND THE WALL (33:1-3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God and the messengers to Israel (33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God and the messengers to Israel (33:1-9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ithful watchman (33:1-5, 7, 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ithless watchman (33:6, 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ATCHMAN AND THE WALL (33:1-3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God and the messengers to Israel (33:1-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God and the messenger to Israel (33:10-3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God and the messenger to Israel (33:10-33):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message before the fall of Jerusalem (33:10-20):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message before the fall of Jerusalem (33:10-20):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"Your past good deeds will not deliver you from the coming judgment unless you repent!" (33:10-12a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"Your present bad deeds will not deliver you to the coming judgment if you repent!" (33:12b-2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God and the messenger to Israel (33:10-33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message before the fall of Jerusalem (33:10-20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message after the fall of Jerusalem (33:21-3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message after the fall of Jerusalem (33:21-33)<text:s text:c="1"/></text:span><text:span text:style-name="a522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port (33:21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storation (33:22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rebuke (33:23-2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ridicule (33:30-3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God and the messenger to Israel (33:10-33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message before the fall of Jerusalem (33:10-20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message after the fall of Jerusalem (33:21-3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WATCHMAN AND THE WALL (33:1-33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God and the messengers to Israel (33:1-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God and the messenger to Israel (33:10-33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EZEKIEL 33-34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WATCHMAN AND THE WALL (33:1-3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SHEPHERDS AND THE SHEEP (34:1-31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THE SHEPHERDS AND THE SHEEP (34:1-31)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false shepherds (34:1-8, 18-19)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false shepherds (34:1-8, 18-19)<text:s text:c="1"/></text:span><text:span text:style-name="a598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y feed and water themselves and ignore their flocks (34:1-3, 18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y refuse to care for the weak, sick, and injured sheep (34: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y allow wild animals to devour the sheep (34:5-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THE SHEPHERDS AND THE SHEEP (34:1-31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false shepherds (34:1-8, 18-1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faithful shepherd (34:9-17, 20-3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-title-Title-Slide" presentation:presentation-page-layout-name="Master1-PPL1" draw:id="Slide-270">
        <draw:frame draw:id="id111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The faithful shepherd (34:9-17, 20-31):<text:s text:c="1"/></text:span><text:span text:style-name="a631" text:class-names=""/></text:p>
          </draw:text-box>
          <svg:title/>
          <svg:desc/>
        </draw:frame>
        <draw:frame draw:id="id112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His relationship with the false shepherds (34:9-10, 20-21)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His relationship with the false shepherds (34:9-10, 20-21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He removes them and holds them responsible (34:9-1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judges them (34:20-21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faithful shepherd (34:9-17, 20-31):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His relationship with the false shepherds (34:9-10, 20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is relationship with the sheep (34:11-16, 22, 25-3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is relationship with the sheep (34:11-16, 22, 25-31)<text:s text:c="1"/></text:span><text:span text:style-name="a671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He rescues and regathers them (34:11-12, 2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e feeds them (34:1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He gives them good pasture (34:14-15, 26-2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e binds up the injured and strengthens the weak (34:1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e protects them (34:25, 28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e adopts them as his own (34:29-3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faithful shepherd (34:9-17, 20-31):<text:s text:c="1"/></text:span><text:span text:style-name="a698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His relationship with the false shepherds (34:9-10, 20-21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is relationship with the sheep (34:11-16, 22, 25-31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is relationship with the goats (34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His relationship with the undershepherd (34:23-24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THE SHEPHERDS AND THE SHEEP (34:1-31)<text:s text:c="1"/></text:span><text:span text:style-name="a719" text:class-names=""/></text:p>
          </draw:text-box>
          <svg:title/>
          <svg:desc/>
        </draw:frame>
        <draw:frame draw:id="id122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false shepherds (34:1-8, 18-1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faithful shepherd (34:9-17, 20-3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EZEKIEL 33-34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THE WATCHMAN AND THE WALL (33:1-33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THE SHEPHERDS AND THE SHEEP (34:1-3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3-34</dc:title>
    <meta:initial-creator>David STRICKLAND</meta:initial-creator>
    <dc:creator>David STRICKLAND</dc:creator>
    <meta:creation-date>2020-02-22T19:27:12Z</meta:creation-date>
    <dc:date>2020-02-22T19:27:13Z</dc:date>
    <meta:template xlink:href="BibleStudy" xlink:type="simple"/>
    <meta:editing-cycles>1</meta:editing-cycles>
    <meta:editing-duration>PT0S</meta:editing-duration>
    <meta:document-statistic meta:paragraph-count="67" meta:word-count="656"/>
  </office:meta>
</office:document-meta>
</file>